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language="zxx" fo:country="none"/>
    </style:style>
    <style:style style:name="ce5" style:family="table-cell" style:parent-style-name="Default">
      <style:text-properties fo:language="zxx" fo:country="none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02cm solid #000000"/>
      <style:text-properties fo:font-weight="bold"/>
    </style:style>
    <style:style style:name="ce8" style:family="table-cell" style:parent-style-name="Default" style:data-style-name="N110"/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 style:data-style-name="N10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8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25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20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425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1.2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7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56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5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7" office:value-type="string">
            <text:p>Homework expected</text:p>
          </table:table-cell>
          <table:table-cell table:style-name="ce7" office:value-type="string">
            <text:p>Homework ready</text:p>
          </table:table-cell>
          <table:table-cell table:style-name="ce7" office:value-type="string">
            <text:p>Homework points</text:p>
          </table:table-cell>
          <table:table-cell table:style-name="ce7" office:value-type="string">
            <text:p>Exam point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points</text:p>
          </table:table-cell>
          <table:table-cell table:style-name="ce7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1">
            <text:p>21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14.5833333333333">
            <text:p>15</text:p>
          </table:table-cell>
          <table:table-cell table:number-columns-repeated="2"/>
          <table:table-cell table:formula="of:=[.E2]+[.F2]+[.G2]" office:value-type="float" office:value="14.5833333333333">
            <text:p>15</text:p>
          </table:table-cell>
          <table:table-cell/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7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1">
            <text:p>21.05.2010</text:p>
          </table:table-cell>
          <table:table-cell office:value-type="date" office:date-value="2010-05-29">
            <text:p>29.05.2010</text:p>
          </table:table-cell>
          <table:table-cell table:formula="of:=homework_totals" office:value-type="float" office:value="41.6666666666667">
            <text:p>42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0.309cm" draw:caption-point-x="-0.61cm" draw:caption-point-y="1.518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4]+[.F4]+[.G4]" office:value-type="float" office:value="46.6666666666667">
            <text:p>47</text:p>
          </table:table-cell>
          <table:table-cell/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0.6666666666667">
            <text:p>31</text:p>
          </table:table-cell>
          <table:table-cell table:formula="of:=(9+6+8+8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991cm" svg:x="17.345cm" svg:y="0.758cm" draw:caption-point-x="-0.61cm" draw:caption-point-y="1.518cm">
              <dc:date>2010-05-22T00:00:00</dc:date>
              <text:p text:style-name="P1"><text:span text:style-name="T1">robocode</text:span></text:p>
              <text:p text:style-name="P1"><text:span text:style-name="T1">codejam</text:span></text:p>
            </office:annotation>
            <text:p>10</text:p>
          </table:table-cell>
          <table:table-cell table:formula="of:=[.E5]+[.F5]+[.G5]" office:value-type="float" office:value="79.41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1">
            <text:p>21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35">
            <text:p>35</text:p>
          </table:table-cell>
          <table:table-cell table:number-columns-repeated="2"/>
          <table:table-cell table:formula="of:=[.E6]+[.F6]+[.G6]" office:value-type="float" office:value="35">
            <text:p>35</text:p>
          </table:table-cell>
          <table:table-cell/>
        </table:table-row>
        <table:table-row table:style-name="ro2">
          <table:table-cell office:value-type="string">
            <text:p>073639</text:p>
          </table:table-cell>
          <table:table-cell table:style-name="ce5" office:value-type="string">
            <text:p>Kirill Strel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 office:value-type="date" office:date-value="2010-05-30">
            <text:p>30.05.2010</text:p>
          </table:table-cell>
          <table:table-cell table:formula="of:=homework_totals" office:value-type="float" office:value="39.1666666666667">
            <text:p>39</text:p>
          </table:table-cell>
          <table:table-cell table:number-columns-repeated="2"/>
          <table:table-cell table:formula="of:=[.E8]+[.F8]+[.G8]" office:value-type="float" office:value="39.1666666666667">
            <text:p>39</text:p>
          </table:table-cell>
          <table:table-cell/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2">
            <text:p>22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3.458cm" draw:caption-point-x="-0.61cm" draw:caption-point-y="1.518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11]+[.F11]+[.G11]" office:value-type="float" office:value="35.875">
            <text:p>36</text:p>
          </table:table-cell>
          <table:table-cell/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office:value-type="date" office:date-value="2010-05-21">
            <text:p>21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3.907cm" draw:caption-point-x="-0.61cm" draw:caption-point-y="1.518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12]+[.F12]+[.G12]" office:value-type="float" office:value="40.875">
            <text:p>41</text:p>
          </table:table-cell>
          <table:table-cell/>
        </table:table-row>
        <table:table-row table:style-name="ro2">
          <table:table-cell office:value-type="string">
            <text:p>100258</text:p>
          </table:table-cell>
          <table:table-cell office:value-type="string">
            <text:p>Mihkel Rämmel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17.5">
            <text:p>18</text:p>
          </table:table-cell>
          <table:table-cell table:formula="of:=(7+7+7+4)/4*5" office:value-type="float" office:value="31.25">
            <text:p>31</text:p>
          </table:table-cell>
          <table:table-cell/>
          <table:table-cell table:formula="of:=[.E13]+[.F13]+[.G13]" office:value-type="float" office:value="48.75">
            <text:p>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office:value-type="string">
            <text:p>Konstantin Vassin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3.75">
            <text:p>34</text:p>
          </table:table-cell>
          <table:table-cell table:formula="of:=(4+7+8+9)/4*5" office:value-type="float" office:value="35">
            <text:p>35</text:p>
          </table:table-cell>
          <table:table-cell/>
          <table:table-cell table:formula="of:=[.E15]+[.F15]+[.G15]" office:value-type="float" office:value="68.75">
            <text:p>6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office:value-type="string">
            <text:p>Armin Riiet</text:p>
          </table:table-cell>
          <table:table-cell office:value-type="date" office:date-value="2010-05-21">
            <text:p>21.05.2010</text:p>
          </table:table-cell>
          <table:table-cell office:value-type="date" office:date-value="2010-05-23">
            <text:p>23.05.2010</text:p>
          </table:table-cell>
          <table:table-cell table:formula="of:=homework_totals" office:value-type="float" office:value="36">
            <text:p>36</text:p>
          </table:table-cell>
          <table:table-cell table:number-columns-repeated="2"/>
          <table:table-cell table:formula="of:=[.E18]+[.F18]+[.G18]" office:value-type="float" office:value="36">
            <text:p>36</text:p>
          </table:table-cell>
          <table:table-cell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office:value-type="string">
            <text:p>Eszter Ozsva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office:value-type="string">
            <text:p>Sven Neem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61522">
            <text:p>961522</text:p>
          </table:table-cell>
          <table:table-cell table:style-name="ce6" office:value-type="string">
            <text:p>Siim Reina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56cm" draw:caption-point-x="-0.61cm" draw:caption-point-y="1.518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06cm" draw:caption-point-x="-0.61cm" draw:caption-point-y="1.518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6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3">
          <table:table-cell table:style-name="ce7" office:value-type="string">
            <text:p>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ask complete %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Java API &amp; language</text:p>
          </table:table-cell>
          <table:table-cell table:style-name="ce7" office:value-type="string">
            <text:p>Error handling</text:p>
          </table:table-cell>
          <table:table-cell table:style-name="ce7" office:value-type="string">
            <text:p>Docs &amp; readability</text:p>
          </table:table-cell>
          <table:table-cell table:style-name="ce7" office:value-type="string">
            <text:p>Tests</text:p>
          </table:table-cell>
          <table:table-cell table:style-name="ce7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 office:value-type="percentage" office:value="0.7">
            <office:annotation draw:style-name="gr2" draw:text-style-name="P1" svg:width="6.523cm" svg:height="2.176cm" svg:x="8.339cm" svg:y="0cm" draw:caption-point-x="-0.61cm" draw:caption-point-y="0.874cm">
              <dc:date>2010-05-23T00:00:00</dc:date>
              <text:p text:style-name="P1"><text:span text:style-name="T1">Fails on illegal dates in the DB</text:span></text:p>
              <text:p text:style-name="P1"><text:span text:style-name="T1">Crazy scores from CSV</text:span></text:p>
              <text:p text:style-name="P1"><text:span text:style-name="T1">No athlete placement</text:span></text:p>
              <text:p text:style-name="P1"><text:span text:style-name="T1">No input results are present in the output</text:span></text:p>
            </office:annotation>
            <text:p>70%</text:p>
          </table:table-cell>
          <table:table-cell office:value-type="float" office:value="3">
            <office:annotation draw:style-name="gr1" draw:text-style-name="P1" svg:width="2.899cm" svg:height="1.386cm" svg:x="10.597cm" svg:y="0cm" draw:caption-point-x="-0.61cm" draw:caption-point-y="0.874cm">
              <dc:date>2010-05-23T00:00:00</dc:date>
              <text:p text:style-name="P1"><text:span text:style-name="T1">Minimal Score class, more like a struct</text:span></text:p>
            </office:annotation>
            <text:p>3</text:p>
          </table:table-cell>
          <table:table-cell office:value-type="float" office:value="3">
            <office:annotation draw:style-name="gr3" draw:text-style-name="P1" svg:width="7.401cm" svg:height="1.882cm" svg:x="12.855cm" svg:y="0cm" draw:caption-point-x="-0.61cm" draw:caption-point-y="0.874cm">
              <dc:date>2010-05-23T00:00:00</dc:date>
              <text:p text:style-name="P1"><text:span text:style-name="T1">Lots of code (incl calculation) is in Util, not in the respective classes</text:span></text:p>
              <text:p text:style-name="P1"><text:span text:style-name="T1">No common interfaces</text:span></text:p>
            </office:annotation>
            <text:p>3</text:p>
          </table:table-cell>
          <table:table-cell office:value-type="float" office:value="5">
            <office:annotation draw:style-name="gr1" draw:text-style-name="P1" svg:width="2.899cm" svg:height="1.781cm" svg:x="15.113cm" svg:y="0cm" draw:caption-point-x="-0.61cm" draw:caption-point-y="0.874cm">
              <dc:date>2010-05-23T00:00:00</dc:date>
              <text:p text:style-name="P1"><text:span text:style-name="T1">Class.forName() in case JDBC4 driver</text:span></text:p>
              <text:p text:style-name="P1"><text:span text:style-name="T1">StringTemplate</text:span></text:p>
            </office:annotation>
            <text:p>5</text:p>
          </table:table-cell>
          <table:table-cell office:value-type="float" office:value="5">
            <office:annotation draw:style-name="gr4" draw:text-style-name="P1" svg:width="7.756cm" svg:height="2.306cm" svg:x="17.371cm" svg:y="0cm" draw:caption-point-x="-0.61cm" draw:caption-point-y="0.874cm">
              <dc:date>2010-05-23T00:00:00</dc:date>
              <text:p text:style-name="P1"><text:span text:style-name="T1">System.exit() <text:s/>usually a bad idea</text:span></text:p>
              <text:p text:style-name="P1"><text:span text:style-name="T1">e.printStackTrace() and return null everywhere</text:span></text:p>
            </office:annotation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office:annotation draw:style-name="gr5" draw:text-style-name="P1" svg:width="6.048cm" svg:height="1.458cm" svg:x="21.887cm" svg:y="0cm" draw:caption-point-x="-0.61cm" draw:caption-point-y="0.874cm">
              <dc:date>2010-05-23T00:00:00</dc:date>
              <text:p text:style-name="P1"><text:span text:style-name="T1">Very low coverage</text:span></text:p>
              <text:p text:style-name="P1"><text:span text:style-name="T1">Some tests failed</text:span></text:p>
            </office:annotation>
            <text:p>3</text:p>
          </table:table-cell>
          <table:table-cell table:formula="of:=SUM([.D2:.I2])*5/6*[.C2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2.966cm" svg:x="10.597cm" svg:y="0.263cm" draw:caption-point-x="-0.61cm" draw:caption-point-y="1.511cm">
              <dc:date>2010-05-31T00:00:00</dc:date>
              <text:p text:style-name="P1">Athlete</text:p>
              <text:p text:style-name="P1">Locale for country</text:p>
              <text:p text:style-name="P1">Event enum</text:p>
              <text:p text:style-name="P1">DecathlonResult</text:p>
              <text:p text:style-name="P1">Int validationResult</text:p>
            </office:annotation>
            <text:p>9</text:p>
          </table:table-cell>
          <table:table-cell office:value-type="float" office:value="8">
            <office:annotation draw:style-name="gr1" draw:text-style-name="P1" svg:width="2.899cm" svg:height="1.386cm" svg:x="12.855cm" svg:y="0.263cm" draw:caption-point-x="-0.61cm" draw:caption-point-y="1.511cm">
              <dc:date>2010-05-31T00:00:00</dc:date>
              <text:p text:style-name="P1">DecathlonResult contains input-specific code</text:p>
            </office:annotation>
            <text:p>8</text:p>
          </table:table-cell>
          <table:table-cell office:value-type="float" office:value="10">
            <office:annotation draw:style-name="gr1" draw:text-style-name="P1" svg:width="2.899cm" svg:height="0.991cm" svg:x="15.113cm" svg:y="0.263cm" draw:caption-point-x="-0.61cm" draw:caption-point-y="1.511cm">
              <dc:date>2010-05-31T00:00:00</dc:date>
              <text:p text:style-name="P1">Enums,</text:p>
              <text:p text:style-name="P1">System.err</text:p>
            </office:annotation>
            <text:p>10</text:p>
          </table:table-cell>
          <table:table-cell office:value-type="float" office:value="6">
            <office:annotation draw:style-name="gr6" draw:text-style-name="P1" svg:width="4.894cm" svg:height="1.406cm" svg:x="17.371cm" svg:y="0.263cm" draw:caption-point-x="-0.61cm" draw:caption-point-y="1.511cm">
              <dc:date>2010-05-31T00:00:00</dc:date>
              <text:p text:style-name="P1">e.printStackTrace()</text:p>
              <text:p text:style-name="P1">Throws Exception()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1.386cm" svg:x="19.629cm" svg:y="0.263cm" draw:caption-point-x="-0.61cm" draw:caption-point-y="1.511cm">
              <dc:date>2010-05-31T00:00:00</dc:date>
              <text:p text:style-name="P1">Good docs,</text:p>
              <text:p text:style-name="P1">But sometimes too much code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4:.I4])*5/6*[.C4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 office:value-type="percentage" office:value="0.8">
            <office:annotation draw:style-name="gr7" draw:text-style-name="P1" svg:width="9.467cm" svg:height="2.281cm" svg:x="8.339cm" svg:y="0.708cm" draw:caption-point-x="-0.61cm" draw:caption-point-y="1.516cm">
              <dc:date>2010-05-23T00:00:00</dc:date>
              <text:p text:style-name="P1"><text:span text:style-name="T1">java.lang.ArrayIndexOutOfBoundsException on first run</text:span></text:p>
              <text:p text:style-name="P1"><text:span text:style-name="T1">При ошибочной дате (в db), выдает неполный результат</text:span></text:p>
              <text:p text:style-name="P1"><text:span text:style-name="T1">Несколько тестов (связанных с файлами) фейлятся</text:span>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2.966cm" svg:x="10.597cm" svg:y="0.708cm" draw:caption-point-x="-0.61cm" draw:caption-point-y="1.516cm">
              <dc:date>2010-05-23T00:00:00</dc:date>
              <text:p text:style-name="P1"><text:span text:style-name="T1">Competiotion – events enum</text:span></text:p>
              <text:p text:style-name="P1"><text:span text:style-name="T1">-but the enum is not used as keys in Athlete</text:span></text:p>
              <text:p text:style-name="P1"><text:span text:style-name="T1">-Numeric results stored as Strings</text:span></text:p>
            </office:annotation>
            <text:p>8</text:p>
          </table:table-cell>
          <table:table-cell office:value-type="float" office:value="7">
            <office:annotation draw:style-name="gr7" draw:text-style-name="P1" svg:width="11.061cm" svg:height="2.281cm" svg:x="12.855cm" svg:y="0.708cm" draw:caption-point-x="-0.61cm" draw:caption-point-y="1.516cm">
              <dc:date>2010-05-23T00:00:00</dc:date>
              <text:p text:style-name="P1"><text:span text:style-name="T1">UI-specific DecathlonController.setReader() and setWriter()</text:span></text:p>
              <text:p text:style-name="P1"><text:span text:style-name="T1">DatabaseReader.database is an int...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2.571cm" svg:x="15.113cm" svg:y="0.708cm" draw:caption-point-x="-0.61cm" draw:caption-point-y="1.516cm">
              <dc:date>2010-05-23T00:00:00</dc:date>
              <text:p text:style-name="P1"><text:span text:style-name="T1">+enums</text:span></text:p>
              <text:p text:style-name="P1"><text:span text:style-name="T1">+DOM</text:span></text:p>
              <text:p text:style-name="P1"><text:span text:style-name="T1">-Internal XMLSerializer is used instead of a Transformer</text:span></text:p>
            </office:annotation>
            <text:p>9</text:p>
          </table:table-cell>
          <table:table-cell office:value-type="float" office:value="6">
            <office:annotation draw:style-name="gr8" draw:text-style-name="P1" svg:width="9.683cm" svg:height="2.966cm" svg:x="17.371cm" svg:y="0.708cm" draw:caption-point-x="-0.61cm" draw:caption-point-y="1.516cm">
              <dc:date>2010-05-23T00:00:00</dc:date>
              <text:p text:style-name="P1"><text:span text:style-name="T1">Not well thought how to recover from exceptions</text:span></text:p>
              <text:p text:style-name="P1"><text:span text:style-name="T1">NPE possibilities</text:span></text:p>
              <text:p text:style-name="P1"><text:span text:style-name="T1">e.getMessage() in top-level handler would hide NPE</text:span></text:p>
              <text:p text:style-name="P1"><text:span text:style-name="T1">Exceptions generally not propagated, but printed, still allowing the program to say “DONE”, but with incomplete results</text:span></text:p>
              <text:p text:style-name="P1"><text:span text:style-name="T1">Errors printed to stdout, not stderr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3.756cm" svg:x="19.629cm" svg:y="0.708cm" draw:caption-point-x="-0.61cm" draw:caption-point-y="1.516cm">
              <dc:date>2010-05-23T00:00:00</dc:date>
              <text:p text:style-name="P1"><text:span text:style-name="T1">+javadoc</text:span></text:p>
              <text:p text:style-name="P1"><text:span text:style-name="T1">+Overall readable</text:span></text:p>
              <text:p text:style-name="P1"><text:span text:style-name="T1">-overuse of packages</text:span></text:p>
              <text:p text:style-name="P1"><text:span text:style-name="T1">-Method names not do what they seem to do (set, add, etc)</text:span></text:p>
            </office:annotation>
            <text:p>8</text:p>
          </table:table-cell>
          <table:table-cell office:value-type="float" office:value="8">
            <office:annotation draw:style-name="gr9" draw:text-style-name="P1" svg:width="7.121cm" svg:height="2.625cm" svg:x="21.887cm" svg:y="0.708cm" draw:caption-point-x="-0.61cm" draw:caption-point-y="1.516cm">
              <dc:date>2010-05-23T00:00:00</dc:date>
              <text:p text:style-name="P1"><text:span text:style-name="T1">Good coverage</text:span></text:p>
              <text:p text:style-name="P1"><text:span text:style-name="T1">XMLUnit</text:span></text:p>
              <text:p text:style-name="P1"><text:span text:style-name="T1">DB connection configuration not outside, but testMode=true, tests still ALWAYS connect to the real DB</text:span></text:p>
            </office:annotation>
            <text:p>8</text:p>
          </table:table-cell>
          <table:table-cell table:formula="of:=SUM([.D5:.I5])*5/6*[.C5]" office:value-type="float" office:value="30.6666666666667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 office:value-type="percentage" office:value="1">
            <office:annotation draw:style-name="gr1" draw:text-style-name="P1" svg:width="2.899cm" svg:height="0.991cm" svg:x="8.339cm" svg:y="1.158cm" draw:caption-point-x="-0.61cm" draw:caption-point-y="1.516cm">
              <dc:date>2010-05-23T00:00:00</dc:date>
              <text:p text:style-name="P1"><text:span text:style-name="T1">By default starts with console</text:span></text:p>
            </office:annotation>
            <text:p>100%</text:p>
          </table:table-cell>
          <table:table-cell office:value-type="float" office:value="8">
            <office:annotation draw:style-name="gr10" draw:text-style-name="P1" svg:width="6.769cm" svg:height="1.386cm" svg:x="10.597cm" svg:y="1.158cm" draw:caption-point-x="-0.61cm" draw:caption-point-y="1.516cm">
              <dc:date>2010-05-23T00:00:00</dc:date>
              <text:p text:style-name="P1"><text:span text:style-name="T1">Record,</text:span></text:p>
              <text:p text:style-name="P1"><text:span text:style-name="T1">Birthdate as String</text:span></text:p>
              <text:p text:style-name="P1"><text:span text:style-name="T1">Some duplicated code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3.361cm" svg:x="12.855cm" svg:y="1.158cm" draw:caption-point-x="-0.61cm" draw:caption-point-y="1.516cm">
              <dc:date>2010-05-23T00:00:00</dc:date>
              <text:p text:style-name="P1"><text:span text:style-name="T1">Input/Output interfaces and factories</text:span></text:p>
              <text:p text:style-name="P1"><text:span text:style-name="T1">Lots of code duplication for different events and for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15.113cm" svg:y="1.158cm" draw:caption-point-x="-0.61cm" draw:caption-point-y="1.516cm">
              <dc:date>2010-05-23T00:00:00</dc:date>
              <text:p text:style-name="P1"><text:span text:style-name="T1">ArrayList is used directly</text:span></text:p>
              <text:p text:style-name="P1"><text:span text:style-name="T1">Method names with _</text:span></text:p>
              <text:p text:style-name="P1"><text:span text:style-name="T1">new String(“”)</text:span></text:p>
            </office:annotation>
            <text:p>8</text:p>
          </table:table-cell>
          <table:table-cell office:value-type="float" office:value="4">
            <office:annotation draw:style-name="gr1" draw:text-style-name="P1" svg:width="2.899cm" svg:height="0.991cm" svg:x="17.371cm" svg:y="1.158cm" draw:caption-point-x="-0.61cm" draw:caption-point-y="1.516cm">
              <dc:date>2010-05-23T00:00:00</dc:date>
              <text:p text:style-name="P1"><text:span text:style-name="T1">Everything throws Exception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1.386cm" svg:x="19.629cm" svg:y="1.158cm" draw:caption-point-x="-0.61cm" draw:caption-point-y="1.516cm">
              <dc:date>2010-05-23T00:00:00</dc:date>
              <text:p text:style-name="P1"><text:span text:style-name="T1">Lots of newlines skipped</text:span></text:p>
              <text:p text:style-name="P1"><text:span text:style-name="T1">Code duplic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21.887cm" svg:y="1.158cm" draw:caption-point-x="-0.61cm" draw:caption-point-y="1.516cm">
              <dc:date>2010-05-23T00:00:00</dc:date>
              <text:p text:style-name="P1"><text:span text:style-name="T1">Good coverage</text:span></text:p>
              <text:p text:style-name="P1"><text:span text:style-name="T1">Interactive test blocks console</text:span></text:p>
              <text:p text:style-name="P1"><text:span text:style-name="T1">DB test goes to the real DB</text:span></text:p>
            </office:annotation>
            <text:p>8</text:p>
          </table:table-cell>
          <table:table-cell table:formula="of:=SUM([.D6:.I6])*5/6*[.C6]"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3.361cm" svg:x="10.597cm" svg:y="2.062cm" draw:caption-point-x="-0.61cm" draw:caption-point-y="1.511cm">
              <dc:date>2010-05-31T00:00:00</dc:date>
              <text:p text:style-name="P1">Participant (long points)</text:p>
              <text:p text:style-name="P1">DecathlonEvent enum, but includes DB-specifics</text:p>
              <text:p text:style-name="P1">DecathlonData - Iterable</text:p>
            </office:annotation>
            <text:p>9</text:p>
          </table:table-cell>
          <table:table-cell office:value-type="float" office:value="10">
            <office:annotation draw:style-name="gr1" draw:text-style-name="P1" svg:width="2.899cm" svg:height="0.991cm" svg:x="12.855cm" svg:y="2.062cm" draw:caption-point-x="-0.61cm" draw:caption-point-y="1.511cm">
              <dc:date>2010-05-31T00:00:00</dc:date>
              <text:p text:style-name="P1">IOSelector with enums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0.596cm" svg:x="15.113cm" svg:y="2.062cm" draw:caption-point-x="-0.61cm" draw:caption-point-y="1.511cm">
              <dc:date>2010-05-31T00:00:00</dc:date>
              <text:p text:style-name="P1">Own Iterable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2.571cm" svg:x="17.371cm" svg:y="2.062cm" draw:caption-point-x="-0.61cm" draw:caption-point-y="1.511cm">
              <dc:date>2010-05-31T00:00:00</dc:date>
              <text:p text:style-name="P1">Catch, display, return null</text:p>
              <text:p text:style-name="P1">Some autogenerated catch blocks remaining</text:p>
            </office:annotation>
            <text:p>7</text:p>
          </table:table-cell>
          <table:table-cell office:value-type="float" office:value="7">
            <office:annotation draw:style-name="gr1" draw:text-style-name="P1" svg:width="2.899cm" svg:height="0.596cm" svg:x="19.629cm" svg:y="2.062cm" draw:caption-point-x="-0.61cm" draw:caption-point-y="1.511cm">
              <dc:date>2010-05-31T00:00:00</dc:date>
              <text:p text:style-name="P1">Few javadoc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0.596cm" svg:x="21.887cm" svg:y="2.062cm" draw:caption-point-x="-0.61cm" draw:caption-point-y="1.511cm">
              <dc:date>2010-05-31T00:00:00</dc:date>
              <text:p text:style-name="P1">IO not tested</text:p>
            </office:annotation>
            <text:p>5</text:p>
          </table:table-cell>
          <table:table-cell table:formula="of:=SUM([.D8:.I8])*5/6*[.C8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 table:style-name="ce12" office:value-type="percentage" office:value="0.95">
            <office:annotation draw:style-name="gr1" draw:text-style-name="P1" svg:width="2.899cm" svg:height="1.386cm" svg:x="8.339cm" svg:y="3.409cm" draw:caption-point-x="-0.61cm" draw:caption-point-y="1.514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7">
            <office:annotation draw:style-name="gr1" draw:text-style-name="P1" svg:width="2.899cm" svg:height="2.176cm" svg:x="10.597cm" svg:y="3.41cm" draw:caption-point-x="-0.61cm" draw:caption-point-y="1.513cm">
              <dc:date>2010-05-28T00:00:00</dc:date>
              <text:p text:style-name="P1"><text:span text:style-name="T1">Athlete, duplication</text:span></text:p>
              <text:p text:style-name="P1"><text:span text:style-name="T1">2 separate enums with verb names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386cm" svg:x="12.855cm" svg:y="3.41cm" draw:caption-point-x="-0.61cm" draw:caption-point-y="1.513cm">
              <dc:date>2010-05-28T00:00:00</dc:date>
              <text:p text:style-name="P1"><text:span text:style-name="T1">HelperMethod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" draw:text-style-name="P1" svg:width="2.899cm" svg:height="1.781cm" svg:x="15.113cm" svg:y="3.41cm" draw:caption-point-x="-0.61cm" draw:caption-point-y="1.513cm">
              <dc:date>2010-05-28T00:00:00</dc:date>
              <text:p text:style-name="P1"><text:span text:style-name="T1">Wrong usage of enum constants</text:span></text:p>
              <text:p text:style-name="P1"><text:span text:style-name="T1">ScoreComparator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0.991cm" svg:x="17.371cm" svg:y="3.41cm" draw:caption-point-x="-0.61cm" draw:caption-point-y="1.513cm">
              <dc:date>2010-05-28T00:00:00</dc:date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office:annotation draw:style-name="gr1" draw:text-style-name="P1" svg:width="2.899cm" svg:height="0.596cm" svg:x="21.887cm" svg:y="3.411cm" draw:caption-point-x="-0.61cm" draw:caption-point-y="1.512cm">
              <dc:date>2010-05-28T00:00:00</dc:date>
              <text:p text:style-name="P1"><text:span text:style-name="T1">Low coverage</text:span></text:p>
            </office:annotation>
            <text:p>4</text:p>
          </table:table-cell>
          <table:table-cell table:formula="of:=SUM([.D11:.I11])*5/6*[.C11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 table:style-name="ce13" office:value-type="percentage" office:value="0.95">
            <office:annotation draw:style-name="gr1" draw:text-style-name="P1" svg:width="2.899cm" svg:height="1.386cm" svg:x="8.339cm" svg:y="3.859cm" draw:caption-point-x="-0.61cm" draw:caption-point-y="1.514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8">
            <office:annotation draw:style-name="gr1" draw:text-style-name="P1" svg:width="2.899cm" svg:height="1.386cm" svg:x="10.597cm" svg:y="3.86cm" draw:caption-point-x="-0.61cm" draw:caption-point-y="1.513cm">
              <dc:date>2010-05-28T00:00:00</dc:date>
              <text:p text:style-name="P1"><text:span text:style-name="T1">Athlete, duplication</text:span></text:p>
              <text:p text:style-name="P1"><text:span text:style-name="T1">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3.859cm" draw:caption-point-x="-0.61cm" draw:caption-point-y="1.514cm">
              <dc:date>2010-05-28T00:00:00</dc:date>
              <text:p text:style-name="P1"><text:span text:style-name="T1">Very strange SupportClas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1" draw:text-style-name="P1" svg:width="6.354cm" svg:height="1.093cm" svg:x="15.113cm" svg:y="3.86cm" draw:caption-point-x="-0.61cm" draw:caption-point-y="1.513cm">
              <dc:date>2010-05-28T00:00:00</dc:date>
              <text:p text:style-name="P1"><text:span text:style-name="T1">No correct loading of resources</text:span></text:p>
            </office:annotation>
            <text:p>7</text:p>
          </table:table-cell>
          <table:table-cell office:value-type="float" office:value="6">
            <office:annotation draw:style-name="gr12" draw:text-style-name="P1" svg:width="5.885cm" svg:height="1.464cm" svg:x="17.371cm" svg:y="3.86cm" draw:caption-point-x="-0.61cm" draw:caption-point-y="1.513cm">
              <dc:date>2010-05-28T00:00:00</dc:date>
              <text:p text:style-name="P1"><text:span text:style-name="T1">Continues in case of fatal errors</text:span></text:p>
              <text:p text:style-name="P1"><text:span text:style-name="T1">throws new Exception(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office:annotation draw:style-name="gr1" draw:text-style-name="P1" svg:width="2.899cm" svg:height="0.991cm" svg:x="21.887cm" svg:y="3.86cm" draw:caption-point-x="-0.61cm" draw:caption-point-y="1.513cm">
              <dc:date>2010-05-28T00:00:00</dc:date>
              <text:p text:style-name="P1"><text:span text:style-name="T1">Mostly getters/setters</text:span></text:p>
            </office:annotation>
            <text:p>3</text:p>
          </table:table-cell>
          <table:table-cell table:formula="of:=SUM([.D12:.I12])*5/6*[.C12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 office:value-type="percentage" office:value="1">
            <office:annotation draw:style-name="gr13" draw:text-style-name="P1" svg:width="6.633cm" svg:height="2.366cm" svg:x="8.339cm" svg:y="4.307cm" draw:caption-point-x="-0.61cm" draw:caption-point-y="1.516cm">
              <dc:date>2010-05-23T00:00:00</dc:date>
              <text:p text:style-name="P1"><text:span text:style-name="T1">No usage message</text:span></text:p>
              <text:p text:style-name="P1"><text:span text:style-name="T1">java.lang.ArrayIndexOutOfBoundsException on first run</text:span></text:p>
            </office:annotation>
            <text:p>100%</text:p>
          </table:table-cell>
          <table:table-cell office:value-type="float" office:value="2">
            <office:annotation draw:style-name="gr14" draw:text-style-name="P1" svg:width="5.173cm" svg:height="2.367cm" svg:x="10.597cm" svg:y="4.307cm" draw:caption-point-x="-0.61cm" draw:caption-point-y="1.516cm">
              <dc:date>2010-05-23T00:00:00</dc:date>
              <text:p text:style-name="P1"><text:span text:style-name="T1">ArrayList&lt;Object&gt;</text:span></text:p>
              <text:p text:style-name="P1"><text:span text:style-name="T1">Result: nothing more but public fields</text:span></text:p>
            </office:annotation>
            <text:p>2</text:p>
          </table:table-cell>
          <table:table-cell office:value-type="float" office:value="3">
            <office:annotation draw:style-name="gr2" draw:text-style-name="P1" svg:width="6.906cm" svg:height="2.176cm" svg:x="12.855cm" svg:y="4.307cm" draw:caption-point-x="-0.61cm" draw:caption-point-y="1.516cm">
              <dc:date>2010-05-23T00:00:00</dc:date>
              <text:p text:style-name="P1"><text:span text:style-name="T1">No common interfaces</text:span></text:p>
              <text:p text:style-name="P1"><text:span text:style-name="T1">Unclear input/output selection logic</text:span></text:p>
              <text:p text:style-name="P1"><text:span text:style-name="T1">Random classes use static fields from the main class</text:span></text:p>
              <text:p text:style-name="P1"><text:span text:style-name="T1"/></text:p>
            </office:annotation>
            <text:p>3</text:p>
          </table:table-cell>
          <table:table-cell office:value-type="float" office:value="6">
            <office:annotation draw:style-name="gr15" draw:text-style-name="P1" svg:width="5.776cm" svg:height="1.781cm" svg:x="15.113cm" svg:y="4.307cm" draw:caption-point-x="-0.61cm" draw:caption-point-y="1.516cm">
              <dc:date>2010-05-23T00:00:00</dc:date>
              <text:p text:style-name="P1"><text:span text:style-name="T1">Variable names with _</text:span></text:p>
              <text:p text:style-name="P1"><text:span text:style-name="T1">Constructor: name=namea</text:span></text:p>
              <text:p text:style-name="P1"><text:span text:style-name="T1">Resources loaded using hardcoded paths</text:span></text:p>
            </office:annotation>
            <text:p>6</text:p>
          </table:table-cell>
          <table:table-cell office:value-type="float" office:value="3">
            <office:annotation draw:style-name="gr1" draw:text-style-name="P1" svg:width="2.899cm" svg:height="1.781cm" svg:x="17.371cm" svg:y="4.307cm" draw:caption-point-x="-0.61cm" draw:caption-point-y="1.516cm">
              <dc:date>2010-05-23T00:00:00</dc:date>
              <text:p text:style-name="P1"><text:span text:style-name="T1">Exceptions just thrown out and e.printStackTrace()</text:span></text:p>
            </office:annotation>
            <text:p>3</text:p>
          </table:table-cell>
          <table:table-cell office:value-type="float" office:value="6">
            <office:annotation draw:style-name="gr16" draw:text-style-name="P1" svg:width="6.709cm" svg:height="1.756cm" svg:x="19.629cm" svg:y="4.307cm" draw:caption-point-x="-0.61cm" draw:caption-point-y="1.516cm">
              <dc:date>2010-05-23T00:00:00</dc:date>
              <text:p text:style-name="P1"><text:span text:style-name="T1">Strange and inconsistent indentation</text:span></text:p>
            </office:annotation>
            <text:p>6</text:p>
          </table:table-cell>
          <table:table-cell office:value-type="float" office:value="1">
            <office:annotation draw:style-name="gr1" draw:text-style-name="P1" svg:width="2.899cm" svg:height="1.781cm" svg:x="21.887cm" svg:y="4.307cm" draw:caption-point-x="-0.61cm" draw:caption-point-y="1.516cm">
              <dc:date>2010-05-23T00:00:00</dc:date>
              <text:p text:style-name="P1"><text:span text:style-name="T1">Tests didn't compile</text:span></text:p>
              <text:p text:style-name="P1"><text:span text:style-name="T1">Almost no coverage</text:span></text:p>
            </office:annotation>
            <text:p>1</text:p>
          </table:table-cell>
          <table:table-cell table:formula="of:=SUM([.D13:.I13])*5/6*[.C13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 office:value-type="percentage" office:value="0.9">
            <office:annotation draw:style-name="gr17" draw:text-style-name="P1" svg:width="6cm" svg:height="1.785cm" svg:x="8.339cm" svg:y="5.207cm" draw:caption-point-x="-0.61cm" draw:caption-point-y="1.515cm">
              <dc:date>2010-05-25T00:00:00</dc:date>
              <text:p text:style-name="P1"><text:span text:style-name="T1">No place sharing</text:span></text:p>
              <text:p text:style-name="P1"><text:span text:style-name="T1">Console input is not user-friendly (csv)</text:span></text:p>
            </office:annotation>
            <text:p>90%</text:p>
          </table:table-cell>
          <table:table-cell office:value-type="float" office:value="7">
            <office:annotation draw:style-name="gr18" draw:text-style-name="P1" svg:width="6.054cm" svg:height="2.607cm" svg:x="10.597cm" svg:y="5.207cm" draw:caption-point-x="-0.61cm" draw:caption-point-y="1.515cm">
              <dc:date>2010-05-25T00:00:00</dc:date>
              <text:p text:style-name="P1"><text:span text:style-name="T1">Athlete (dob as String)</text:span></text:p>
              <text:p text:style-name="P1"><text:span text:style-name="T1">results&lt;String, String&gt; - not type safe</text:span></text:p>
              <text:p text:style-name="P1"><text:span text:style-name="T1">All input actions convert data to csv-like format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0.991cm" svg:x="12.855cm" svg:y="5.207cm" draw:caption-point-x="-0.61cm" draw:caption-point-y="1.515cm">
              <dc:date>2010-05-25T00:00:00</dc:date>
              <text:p text:style-name="P1"><text:span text:style-name="T1">InputAction, OutputAction</text:span></text:p>
            </office:annotation>
            <text:p>9</text:p>
          </table:table-cell>
          <table:table-cell office:value-type="float" office:value="10">
            <office:annotation draw:style-name="gr19" draw:text-style-name="P1" svg:width="4.345cm" svg:height="1.599cm" svg:x="15.113cm" svg:y="5.207cm" draw:caption-point-x="-0.61cm" draw:caption-point-y="1.515cm">
              <dc:date>2010-05-25T00:00:00</dc:date>
              <text:p text:style-name="P1"><text:span text:style-name="T1">Nice enum usage</text:span></text:p>
              <text:p text:style-name="P1"><text:span text:style-name="T1">Iterator for arguments</text:span></text:p>
            </office:annotation>
            <text:p>10</text:p>
          </table:table-cell>
          <table:table-cell office:value-type="float" office:value="6">
            <office:annotation draw:style-name="gr20" draw:text-style-name="P1" svg:width="5.802cm" svg:height="2.369cm" svg:x="17.371cm" svg:y="5.207cm" draw:caption-point-x="-0.61cm" draw:caption-point-y="1.515cm">
              <dc:date>2010-05-25T00:00:00</dc:date>
              <text:p text:style-name="P1"><text:span text:style-name="T1">ActionNotFoundException</text:span></text:p>
              <text:p text:style-name="P1"><text:span text:style-name="T1">PersistException <text:s/>(but nothing is actually persisted to DB)</text:span></text:p>
              <text:p text:style-name="P1"><text:span text:style-name="T1">Most methods “throws Exception”</text:span>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office:annotation draw:style-name="gr1" draw:text-style-name="P1" svg:width="2.899cm" svg:height="0.596cm" svg:x="21.887cm" svg:y="5.207cm" draw:caption-point-x="-0.61cm" draw:caption-point-y="1.515cm">
              <dc:date>2010-05-25T00:00:00</dc:date>
              <text:p text:style-name="P1"><text:span text:style-name="T1">Low coverage</text:span></text:p>
            </office:annotation>
            <text:p>3</text:p>
          </table:table-cell>
          <table:table-cell table:formula="of:=SUM([.D15:.I15])*5/6*[.C15]" office:value-type="float" office:value="33.75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 office:value-type="percentage" office:value="0.9">
            <office:annotation draw:style-name="gr1" draw:text-style-name="P1" svg:width="2.899cm" svg:height="2.571cm" svg:x="8.339cm" svg:y="6.56cm" draw:caption-point-x="-0.61cm" draw:caption-point-y="1.512cm">
              <dc:date>2010-05-29T00:00:00</dc:date>
              <text:p text:style-name="P1"><text:span text:style-name="T1">Input from console not human-friendly</text:span></text:p>
              <text:p text:style-name="P1"><text:span text:style-name="T1">System.in encoding hardcoded</text:span></text:p>
            </office:annotation>
            <text:p>90%</text:p>
          </table:table-cell>
          <table:table-cell office:value-type="float" office:value="10">
            <office:annotation draw:style-name="gr1" draw:text-style-name="P1" svg:width="2.899cm" svg:height="2.571cm" svg:x="10.597cm" svg:y="6.56cm" draw:caption-point-x="-0.61cm" draw:caption-point-y="1.512cm">
              <dc:date>2010-05-29T00:00:00</dc:date>
              <text:p text:style-name="P1"><text:span text:style-name="T1">Athlete, Events, Units</text:span></text:p>
              <text:p text:style-name="P1"><text:span text:style-name="T1">Values used for calculation</text:span></text:p>
              <text:p text:style-name="P1"><text:span text:style-name="T1">Data extends Athlete?</text:span>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1.781cm" svg:x="12.855cm" svg:y="6.56cm" draw:caption-point-x="-0.61cm" draw:caption-point-y="1.512cm">
              <dc:date>2010-05-29T00:00:00</dc:date>
              <text:p text:style-name="P1"><text:span text:style-name="T1">More code than necessary for parameter parsing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3.756cm" svg:x="15.113cm" svg:y="6.56cm" draw:caption-point-x="-0.61cm" draw:caption-point-y="1.512cm">
              <dc:date>2010-05-29T00:00:00</dc:date>
              <text:p text:style-name="P1"><text:span text:style-name="T1">Locale.getISOCountries()</text:span></text:p>
              <text:p text:style-name="P1"><text:span text:style-name="T1">print() used instead of println()</text:span></text:p>
              <text:p text:style-name="P1"><text:span text:style-name="T1">Wrong use of Logger (can't enable externally)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781cm" svg:x="17.371cm" svg:y="6.56cm" draw:caption-point-x="-0.61cm" draw:caption-point-y="1.512cm">
              <dc:date>2010-05-29T00:00:00</dc:date>
              <text:p text:style-name="P1"><text:span text:style-name="T1">Throws Exception</text:span></text:p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office:annotation draw:style-name="gr1" draw:text-style-name="P1" svg:width="2.899cm" svg:height="1.386cm" svg:x="19.629cm" svg:y="6.56cm" draw:caption-point-x="-0.61cm" draw:caption-point-y="1.512cm">
              <dc:date>2010-05-29T00:00:00</dc:date>
              <text:p text:style-name="P1"><text:span text:style-name="T1">Wrong naming convention in some places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781cm" svg:x="21.887cm" svg:y="6.56cm" draw:caption-point-x="-0.61cm" draw:caption-point-y="1.512cm">
              <dc:date>2010-05-29T00:00:00</dc:date>
              <text:p text:style-name="P1"><text:span text:style-name="T1">Locale specific</text:span></text:p>
              <text:p text:style-name="P1"><text:span text:style-name="T1">Own Input and OutputStream mocks</text:span></text:p>
            </office:annotation>
            <text:p>7</text:p>
          </table:table-cell>
          <table:table-cell table:formula="of:=SUM([.D18:.I18])*5/6*[.C18]" office:value-type="float" office:value="36">
            <text:p>36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0" table:formula="of:=codes" office:value-type="float" office: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xxxxxx">
            <text:p>xxxxxx</text:p>
          </table:table-cell>
          <table:table-cell table:formula="of:=names" office:value-type="string" office:string-value="Deniss Savchenko">
            <text:p>Deniss Savchenko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50"/>
        <table:named-range table:name="names" table:base-cell-address="$Homework.$B$25" table:cell-range-address="$Totals.$B$2:.$B$50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00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5-31T00:31:53</dc:date>
    <dc:language>en-US</dc:language>
    <meta:editing-cycles>195</meta:editing-cycles>
    <meta:editing-duration>PT170H47M58S</meta:editing-duration>
    <dc:creator>Anton Keks</dc:creator>
    <meta:document-statistic meta:table-count="2" meta:cell-count="367" meta:object-count="0"/>
    <meta:user-defined meta:name="Info 1"/>
    <meta:user-defined meta:name="Info 2"/>
    <meta:user-defined meta:name="Info 3"/>
    <meta:user-defined meta:name="Info 4"/>
  </office:meta>
</office:document-meta>
</file>